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Preformatted_20_Text" style:list-style-name="L2">
      <style:paragraph-properties fo:margin-top="0in" fo:margin-bottom="0.1965in" style:contextual-spacing="false"/>
    </style:style>
    <style:style style:name="P2" style:family="paragraph" style:parent-style-name="Preformatted_20_Text">
      <style:paragraph-properties fo:margin-top="0in" fo:margin-bottom="0.1965in" style:contextual-spacing="false"/>
    </style:style>
    <style:style style:name="P3" style:family="paragraph" style:parent-style-name="Preformatted_20_Text" style:list-style-name="L4">
      <style:paragraph-properties fo:margin-top="0in" fo:margin-bottom="0.1965in" style:contextual-spacing="false"/>
    </style:style>
    <style:style style:name="P4" style:family="paragraph" style:parent-style-name="Preformatted_20_Text" style:list-style-name="L6">
      <style:paragraph-properties fo:margin-top="0in" fo:margin-bottom="0.1965in" style:contextual-spacing="false"/>
    </style:style>
    <style:style style:name="P5" style:family="paragraph" style:parent-style-name="Preformatted_20_Text" style:list-style-name="L8">
      <style:paragraph-properties fo:margin-top="0in" fo:margin-bottom="0.1965in" style:contextual-spacing="false"/>
    </style:style>
    <style:style style:name="P6" style:family="paragraph" style:parent-style-name="Preformatted_20_Text" style:list-style-name="L10">
      <style:paragraph-properties fo:margin-top="0in" fo:margin-bottom="0.1965in" style:contextual-spacing="false"/>
    </style:style>
    <style:style style:name="P7" style:family="paragraph" style:parent-style-name="Preformatted_20_Text" style:list-style-name="L13">
      <style:paragraph-properties fo:margin-top="0in" fo:margin-bottom="0.1965in" style:contextual-spacing="false"/>
    </style:style>
    <style:style style:name="P8" style:family="paragraph" style:parent-style-name="Preformatted_20_Text" style:list-style-name="L14">
      <style:paragraph-properties fo:margin-top="0in" fo:margin-bottom="0.1965in" style:contextual-spacing="false"/>
    </style:style>
    <style:style style:name="P9" style:family="paragraph" style:parent-style-name="Preformatted_20_Text" style:list-style-name="L15">
      <style:paragraph-properties fo:margin-top="0in" fo:margin-bottom="0.1965in" style:contextual-spacing="false"/>
    </style:style>
    <style:style style:name="P10" style:family="paragraph" style:parent-style-name="Preformatted_20_Text" style:list-style-name="L17">
      <style:paragraph-properties fo:margin-top="0in" fo:margin-bottom="0.1965in" style:contextual-spacing="false"/>
    </style:style>
    <style:style style:name="P11" style:family="paragraph" style:parent-style-name="Preformatted_20_Text" style:list-style-name="L19">
      <style:paragraph-properties fo:margin-top="0in" fo:margin-bottom="0.1965in" style:contextual-spacing="false"/>
    </style:style>
    <style:style style:name="P12" style:family="paragraph" style:parent-style-name="Preformatted_20_Text" style:list-style-name="L20">
      <style:paragraph-properties fo:margin-top="0in" fo:margin-bottom="0.1965in" style:contextual-spacing="false"/>
    </style:style>
    <style:style style:name="P13" style:family="paragraph" style:parent-style-name="Preformatted_20_Text" style:list-style-name="L22"/>
    <style:style style:name="P14" style:family="paragraph" style:parent-style-name="Preformatted_20_Text" style:list-style-name="L24"/>
    <style:style style:name="P15" style:family="paragraph" style:parent-style-name="Preformatted_20_Text" style:list-style-name="L24">
      <style:paragraph-properties fo:margin-top="0in" fo:margin-bottom="0.1965in" style:contextual-spacing="false"/>
    </style:style>
    <style:style style:name="P16" style:family="paragraph" style:parent-style-name="Preformatted_20_Text" style:list-style-name="L25">
      <style:paragraph-properties fo:margin-top="0in" fo:margin-bottom="0.1965in" style:contextual-spacing="false"/>
    </style:style>
    <style:style style:name="P17" style:family="paragraph" style:parent-style-name="Preformatted_20_Text" style:list-style-name="L26">
      <style:paragraph-properties fo:margin-top="0in" fo:margin-bottom="0.1965in" style:contextual-spacing="false"/>
    </style:style>
    <style:style style:name="P18" style:family="paragraph" style:parent-style-name="Preformatted_20_Text" style:list-style-name="L28">
      <style:paragraph-properties fo:margin-top="0in" fo:margin-bottom="0.1965in" style:contextual-spacing="false"/>
    </style:style>
    <style:style style:name="P19" style:family="paragraph" style:parent-style-name="Preformatted_20_Text" style:list-style-name="L29">
      <style:paragraph-properties fo:margin-top="0in" fo:margin-bottom="0.1965in" style:contextual-spacing="false"/>
    </style:style>
    <style:style style:name="P20" style:family="paragraph" style:parent-style-name="Preformatted_20_Text" style:list-style-name="L30">
      <style:paragraph-properties fo:margin-top="0in" fo:margin-bottom="0.1965in" style:contextual-spacing="false"/>
    </style:style>
    <style:style style:name="P21" style:family="paragraph" style:parent-style-name="Preformatted_20_Text" style:list-style-name="L32">
      <style:paragraph-properties fo:margin-top="0in" fo:margin-bottom="0.1965in" style:contextual-spacing="false"/>
    </style:style>
    <style:style style:name="P22" style:family="paragraph" style:parent-style-name="Preformatted_20_Text" style:list-style-name="L34">
      <style:paragraph-properties fo:margin-top="0in" fo:margin-bottom="0.1965in" style:contextual-spacing="false"/>
    </style:style>
    <style:style style:name="P23" style:family="paragraph" style:parent-style-name="Preformatted_20_Text" style:list-style-name="L35">
      <style:paragraph-properties fo:margin-top="0in" fo:margin-bottom="0.1965in" style:contextual-spacing="false"/>
    </style:style>
    <style:style style:name="P24" style:family="paragraph" style:parent-style-name="Preformatted_20_Text" style:list-style-name="L36">
      <style:paragraph-properties fo:margin-top="0in" fo:margin-bottom="0.1965in" style:contextual-spacing="false"/>
    </style:style>
    <style:style style:name="P25" style:family="paragraph" style:parent-style-name="Preformatted_20_Text" style:list-style-name="L38">
      <style:paragraph-properties fo:margin-top="0in" fo:margin-bottom="0.1965in" style:contextual-spacing="false"/>
    </style:style>
    <style:style style:name="P26" style:family="paragraph" style:parent-style-name="Preformatted_20_Text" style:list-style-name="L40">
      <style:paragraph-properties fo:margin-top="0in" fo:margin-bottom="0.1965in" style:contextual-spacing="false"/>
    </style:style>
    <style:style style:name="P27" style:family="paragraph" style:parent-style-name="Preformatted_20_Text" style:list-style-name="L42">
      <style:paragraph-properties fo:margin-top="0in" fo:margin-bottom="0.1965in" style:contextual-spacing="false"/>
    </style:style>
    <style:style style:name="P28" style:family="paragraph" style:parent-style-name="Preformatted_20_Text" style:list-style-name="L43">
      <style:paragraph-properties fo:margin-top="0in" fo:margin-bottom="0.1965in" style:contextual-spacing="false"/>
    </style:style>
    <style:style style:name="P29" style:family="paragraph" style:parent-style-name="Preformatted_20_Text" style:list-style-name="L44">
      <style:paragraph-properties fo:margin-top="0in" fo:margin-bottom="0.1965in" style:contextual-spacing="false"/>
    </style:style>
    <style:style style:name="P30" style:family="paragraph" style:parent-style-name="Preformatted_20_Text" style:list-style-name="L46">
      <style:paragraph-properties fo:margin-top="0in" fo:margin-bottom="0.1965in" style:contextual-spacing="false"/>
    </style:style>
    <style:style style:name="P31" style:family="paragraph" style:parent-style-name="Preformatted_20_Text" style:list-style-name="L48">
      <style:paragraph-properties fo:margin-top="0in" fo:margin-bottom="0.1965in" style:contextual-spacing="false"/>
    </style:style>
    <style:style style:name="P32" style:family="paragraph" style:parent-style-name="Preformatted_20_Text" style:list-style-name="L49">
      <style:paragraph-properties fo:margin-top="0in" fo:margin-bottom="0.1965in" style:contextual-spacing="false"/>
    </style:style>
    <style:style style:name="P33" style:family="paragraph" style:parent-style-name="Preformatted_20_Text" style:list-style-name="L51">
      <style:paragraph-properties fo:margin-top="0in" fo:margin-bottom="0.1965in" style:contextual-spacing="false"/>
    </style:style>
    <style:style style:name="P34" style:family="paragraph" style:parent-style-name="Preformatted_20_Text" style:list-style-name="L53">
      <style:paragraph-properties fo:margin-top="0in" fo:margin-bottom="0.1965in" style:contextual-spacing="false"/>
    </style:style>
    <style:style style:name="P35" style:family="paragraph" style:parent-style-name="Preformatted_20_Text" style:list-style-name="L55">
      <style:paragraph-properties fo:margin-top="0in" fo:margin-bottom="0.1965in" style:contextual-spacing="false"/>
    </style:style>
    <style:style style:name="P36" style:family="paragraph" style:parent-style-name="Standard">
      <style:paragraph-properties fo:margin-top="0in" fo:margin-bottom="0.1965in" style:contextual-spacing="false"/>
    </style:style>
    <style:style style:name="P37" style:family="paragraph" style:parent-style-name="Text_20_body">
      <style:paragraph-properties fo:margin-left="0in" fo:margin-right="0in" fo:text-indent="0in" style:auto-text-indent="false"/>
    </style:style>
    <style:style style:name="P38" style:family="paragraph" style:parent-style-name="Text_20_body">
      <style:paragraph-properties fo:margin-left="0in" fo:margin-right="0in" fo:margin-top="0in" fo:margin-bottom="0in" style:contextual-spacing="false" fo:text-indent="0in" style:auto-text-indent="false"/>
    </style:style>
    <style:style style:name="P39" style:family="paragraph" style:parent-style-name="Text_20_body" style:list-style-name="L1"/>
    <style:style style:name="P40" style:family="paragraph" style:parent-style-name="Text_20_body" style:list-style-name="L3"/>
    <style:style style:name="P41" style:family="paragraph" style:parent-style-name="Text_20_body" style:list-style-name="L5"/>
    <style:style style:name="P42" style:family="paragraph" style:parent-style-name="Text_20_body" style:list-style-name="L7"/>
    <style:style style:name="P43" style:family="paragraph" style:parent-style-name="Text_20_body" style:list-style-name="L9"/>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paragraph-properties fo:margin-top="0in" fo:margin-bottom="0in" style:contextual-spacing="false"/>
    </style:style>
    <style:style style:name="P48" style:family="paragraph" style:parent-style-name="Text_20_body" style:list-style-name="L14"/>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8">
      <style:paragraph-properties fo:margin-top="0in" fo:margin-bottom="0in" style:contextual-spacing="false"/>
    </style:style>
    <style:style style:name="P53" style:family="paragraph" style:parent-style-name="Text_20_body" style:list-style-name="L19"/>
    <style:style style:name="P54" style:family="paragraph" style:parent-style-name="Text_20_body" style:list-style-name="L21"/>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list-style-name="L27"/>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1"/>
    <style:style style:name="P62" style:family="paragraph" style:parent-style-name="Text_20_body" style:list-style-name="L33"/>
    <style:style style:name="P63" style:family="paragraph" style:parent-style-name="Text_20_body" style:list-style-name="L34"/>
    <style:style style:name="P64" style:family="paragraph" style:parent-style-name="Text_20_body" style:list-style-name="L35"/>
    <style:style style:name="P65" style:family="paragraph" style:parent-style-name="Text_20_body" style:list-style-name="L37"/>
    <style:style style:name="P66" style:family="paragraph" style:parent-style-name="Text_20_body" style:list-style-name="L39"/>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5"/>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7">
      <style:paragraph-properties fo:margin-top="0in" fo:margin-bottom="0in" style:contextual-spacing="false"/>
    </style:style>
    <style:style style:name="P74" style:family="paragraph" style:parent-style-name="Text_20_body" style:list-style-name="L48"/>
    <style:style style:name="P75" style:family="paragraph" style:parent-style-name="Text_20_body" style:list-style-name="L50"/>
    <style:style style:name="P76" style:family="paragraph" style:parent-style-name="Text_20_body" style:list-style-name="L52"/>
    <style:style style:name="P77" style:family="paragraph" style:parent-style-name="Text_20_body" style:list-style-name="L54"/>
    <style:style style:name="P78" style:family="paragraph" style:parent-style-name="Text_20_body" style:list-style-name="L55"/>
    <style:style style:name="P79" style:family="paragraph">
      <style:paragraph-properties fo:text-align="start"/>
      <style:text-properties style:text-line-through-style="none" style:text-line-through-type="none" style:font-name="Liberation Mono" fo:font-size="10pt" fo:font-style="normal" style:text-underline-style="non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fo:border="solid"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M</text:p>
      <text:p text:style-name="P36">when i put a hardisk in a computer with arch linux it gives me the error An error occurred while accessing 'EXTERNAL_USB', the system responded: The requested operation has failed: Error mounting /dev/sdb1 at /run/media/lordwin/EXTERNAL_USB: wrong fs type, bad option, bad superblock on /dev/sdb1, missing codepage or helper program, or other error</text:p>
      <text:p text:style-name="P37">It seems like there might be an issue with the filesystem on the external USB hard disk. Here's a step-by-step guide to diagnose and potentially fix the issue:</text:p>
      <text:list text:style-name="L1">
        <text:list-item>
          <text:p text:style-name="P39"><text:span text:style-name="Strong_20_Emphasis">Check Disk Status:</text:span> First, ensure that the external USB hard disk is connected properly and recognized by the system. You can use the <text:span text:style-name="Source_20_Text">lsblk</text:span> command to list all block devices, including disks. Look for your external USB disk (it might be <text:span text:style-name="Source_20_Text">/dev/sdb</text:span> or something similar).</text:p>
        </text:list-item>
      </text:list>
      <text:list text:style-name="L2">
        <text:list-item>
          <text:p text:style-name="P1"><text:span text:style-name="Source_20_Text">lsblk</text:span></text:p>
        </text:list-item>
      </text:list>
      <text:list text:style-name="L3">
        <text:list-item>
          <text:p text:style-name="P40"><text:span text:style-name="Strong_20_Emphasis">Verify Filesystem Type:</text:span> Determine the filesystem type on the external USB disk using the <text:span text:style-name="Source_20_Text">blkid</text:span> command:</text:p>
        </text:list-item>
      </text:list>
      <text:p text:style-name="P2">bash</text:p>
      <text:list text:style-name="L4">
        <text:list-item>
          <text:p text:style-name="P3"><text:span text:style-name="Source_20_Text">sudo blkid /dev/sdb1</text:span></text:p>
        </text:list-item>
      </text:list>
      <text:p text:style-name="Text_20_body">Replace <text:span text:style-name="Source_20_Text">/dev/sdb1</text:span> with the appropriate device identifier if needed. Note the filesystem type reported by <text:span text:style-name="Source_20_Text">blkid</text:span>.</text:p>
      <text:list text:style-name="L5">
        <text:list-item>
          <text:p text:style-name="P41"><text:span text:style-name="Strong_20_Emphasis">Check Filesystem Integrity:</text:span> Run a filesystem check on the disk to ensure its integrity. For example, if it's an ext4 filesystem, you can use:</text:p>
        </text:list-item>
      </text:list>
      <text:p text:style-name="P2">bash</text:p>
      <text:list text:style-name="L6">
        <text:list-item>
          <text:p text:style-name="P4"><text:span text:style-name="Source_20_Text">sudo fsck.ext4 /dev/sdb1</text:span></text:p>
        </text:list-item>
      </text:list>
      <text:p text:style-name="Text_20_body">Replace <text:span text:style-name="Source_20_Text">ext4</text:span> with the filesystem type you noted earlier, and <text:span text:style-name="Source_20_Text">/dev/sdb1</text:span> with the appropriate device identifier.</text:p>
      <text:list text:style-name="L7">
        <text:list-item>
          <text:p text:style-name="P42"><text:span text:style-name="Strong_20_Emphasis">Mount the Disk Manually:</text:span> If the filesystem check (fsck) doesn't fix the issue, you can try mounting the disk manually. First, create a mount point:</text:p>
        </text:list-item>
      </text:list>
      <text:p text:style-name="P2">bash</text:p>
      <text:p text:style-name="P2"><text:span text:style-name="Source_20_Text">sudo mkdir /mnt/external</text:span></text:p>
      <text:p text:style-name="Text_20_body">Then, try mounting the disk manually:</text:p>
      <text:p text:style-name="P2">bash</text:p>
      <text:list text:style-name="L8">
        <text:list-item>
          <text:p text:style-name="P5"><text:span text:style-name="Source_20_Text">sudo mount -t &lt;filesystem_type&gt; /dev/sdb1 /mnt/external</text:span></text:p>
        </text:list-item>
      </text:list>
      <text:p text:style-name="Text_20_body">Replace <text:span text:style-name="Source_20_Text">&lt;filesystem_type&gt;</text:span> with the filesystem type you noted earlier.</text:p>
      <text:list text:style-name="L9">
        <text:list-item>
          <text:p text:style-name="P43"><text:soft-page-break/><text:span text:style-name="Strong_20_Emphasis">Check dmesg for Errors:</text:span> Check the system logs for any relevant error messages. You can use the <text:span text:style-name="Source_20_Text">dmesg</text:span> command to display the kernel ring buffer:</text:p>
        </text:list-item>
      </text:list>
      <text:p text:style-name="P2">bash</text:p>
      <text:list text:style-name="L10">
        <text:list-item>
          <text:p text:style-name="P6"><text:span text:style-name="Source_20_Text">dmesg | tail</text:span></text:p>
        </text:list-item>
      </text:list>
      <text:p text:style-name="Text_20_body">Look for any error messages related to the external USB disk.</text:p>
      <text:list text:style-name="L11">
        <text:list-item>
          <text:p text:style-name="P44"><text:span text:style-name="Strong_20_Emphasis">Try Another USB Port or Cable:</text:span> Sometimes, the issue might be with the USB port or cable. Try connecting the external USB disk to a different USB port or using a different USB cable.</text:p>
        </text:list-item>
      </text:list>
      <text:list text:style-name="L12">
        <text:list-item>
          <text:p text:style-name="P45"><text:span text:style-name="Strong_20_Emphasis">Backup Data and Reformat:</text:span> If none of the above steps work and you don't need the existing data on the disk, you can consider reformatting it. Be cautious as this will erase all data on the disk.</text:p>
        </text:list-item>
      </text:list>
      <text:p text:style-name="P2">javascript</text:p>
      <text:list text:style-name="L13">
        <text:list-item text:start-value="7">
          <text:p text:style-name="P7"><text:span text:style-name="Source_20_Text">sudo mkfs.&lt;filesystem_type&gt; /dev/sdb1</text:span></text:p>
          <text:p text:style-name="P46">Replace <text:span text:style-name="Source_20_Text">&lt;filesystem_type&gt;</text:span> with the desired filesystem type (e.g., ext4, ntfs, etc.).</text:p>
        </text:list-item>
        <text:list-item>
          <text:p text:style-name="P46"><text:span text:style-name="Strong_20_Emphasis">Hardware Issues:</text:span> If the problem persists, there might be a hardware issue with the external USB disk itself. In this case, you might need to replace the disk.</text:p>
        </text:list-item>
      </text:list>
      <text:p text:style-name="Text_20_body">By following these steps, you should be able to diagnose and potentially fix the issue with mounting the external USB hard disk on your Arch Linux system.</text:p>
      <text:p text:style-name="P38">MM</text:p>
      <text:p text:style-name="Text_20_body">when i run sudo fsck.ext4 i get sudo fsck.ext4 /dev/sdb1 e2fsck 1.47.0 (5-Feb-2023) ext2fs_open2: Bad magic number in super-block fsck.ext4: Superblock invalid, trying backup blocks... fsck.ext4: Bad magic number in super-block while trying to open /dev/sdb1 The superblock could not be read or does not describe a valid ext2/ext3/ext4 filesystem. If the device is valid and it really contains an ext2/ext3/ext4 filesystem (and not swap or ufs or something else), then the superblock is corrupt, and you might try running e2fsck with an alternate superblock: e2fsck -b 8193 &lt;device&gt; or e2fsck -b 32768 &lt;device&gt; /dev/sdb1 contains a ntfs file system labelled 'EXTERNAL_USB' </text:p>
      <text:p text:style-name="P37">It appears that the filesystem on <text:span text:style-name="Source_20_Text">/dev/sdb1</text:span> is NTFS, not ext4 as previously assumed. The error message indicates that there might be an issue with the NTFS filesystem's superblock.</text:p>
      <text:p text:style-name="Text_20_body">To fix this, you can try running <text:span text:style-name="Source_20_Text">ntfsfix</text:span>, a utility specifically designed to fix common NTFS errors. Here's how to do it:</text:p>
      <text:list text:style-name="L14">
        <text:list-item>
          <text:p text:style-name="P48"><text:span text:style-name="Strong_20_Emphasis">Run ntfsfix:</text:span></text:p>
          <text:p text:style-name="P8">bash</text:p>
        </text:list-item>
      </text:list>
      <text:list text:style-name="L15">
        <text:list-item>
          <text:p text:style-name="P9"><text:span text:style-name="Source_20_Text">sudo ntfsfix /dev/sdb1</text:span></text:p>
        </text:list-item>
      </text:list>
      <text:p text:style-name="Text_20_body">Replace <text:span text:style-name="Source_20_Text">/dev/sdb1</text:span> with the appropriate device identifier for your external USB disk.</text:p>
      <text:list text:style-name="L16">
        <text:list-item>
          <text:p text:style-name="P49"><text:soft-page-break/><text:span text:style-name="Strong_20_Emphasis">Mount the Disk:</text:span></text:p>
        </text:list-item>
      </text:list>
      <text:p text:style-name="Text_20_body">After running <text:span text:style-name="Source_20_Text">ntfsfix</text:span>, try mounting the disk again. You can use the <text:span text:style-name="Source_20_Text">mount</text:span> command as mentioned earlier:</text:p>
      <text:p text:style-name="P2">bash</text:p>
      <text:list text:style-name="L17">
        <text:list-item text:start-value="2">
          <text:p text:style-name="P10"><text:span text:style-name="Source_20_Text">sudo mount -t ntfs /dev/sdb1 /mnt/external</text:span></text:p>
          <text:p text:style-name="P50">Replace <text:span text:style-name="Source_20_Text">/dev/sdb1</text:span> with the appropriate device identifier and <text:span text:style-name="Source_20_Text">/mnt/external</text:span> with the mount point you created earlier.</text:p>
        </text:list-item>
      </text:list>
      <text:p text:style-name="Text_20_body">If <text:span text:style-name="Source_20_Text">ntfsfix</text:span> doesn't resolve the issue, you might need to resort to using Windows or a specialized disk recovery tool to repair the NTFS filesystem. Additionally, make sure the disk is not in use by any other process before attempting to fix it.</text:p>
      <text:p text:style-name="P38">MM</text:p>
      <text:p text:style-name="Text_20_body">which filesytem type is the best for general files like music, games, videos e.t.c as in general purpose</text:p>
      <text:p text:style-name="P37">The best filesystem for general files such as music, games, videos, etc., largely depends on the operating systems you'll be using and your specific needs. Here are a few commonly used filesystems and their characteristics:</text:p>
      <text:list text:style-name="L18">
        <text:list-item>
          <text:p text:style-name="P51"><text:span text:style-name="Strong_20_Emphasis">NTFS (New Technology File System):</text:span></text:p>
          <text:list>
            <text:list-item>
              <text:p text:style-name="P52"><text:span text:style-name="Strong_20_Emphasis">Compatibility:</text:span> Widely supported across different operating systems, including Windows, Linux (with NTFS-3G driver), and macOS (with some limitations).</text:p>
            </text:list-item>
            <text:list-item>
              <text:p text:style-name="P52"><text:span text:style-name="Strong_20_Emphasis">Features:</text:span> Supports large files and partitions, file permissions, compression, and encryption.</text:p>
            </text:list-item>
            <text:list-item>
              <text:p text:style-name="P52"><text:span text:style-name="Strong_20_Emphasis">Suitability:</text:span> Ideal for external drives or partitions that need to be accessed across different operating systems, particularly when Windows compatibility is required.</text:p>
            </text:list-item>
          </text:list>
        </text:list-item>
        <text:list-item>
          <text:p text:style-name="P51"><text:span text:style-name="Strong_20_Emphasis">exFAT (Extended File Allocation Table):</text:span></text:p>
          <text:list>
            <text:list-item>
              <text:p text:style-name="P52"><text:span text:style-name="Strong_20_Emphasis">Compatibility:</text:span> Supported by Windows, macOS, and Linux (with some limitations and additional software).</text:p>
            </text:list-item>
            <text:list-item>
              <text:p text:style-name="P52"><text:span text:style-name="Strong_20_Emphasis">Features:</text:span> Designed for flash drives and external storage devices, supports large files and partitions.</text:p>
            </text:list-item>
            <text:list-item>
              <text:p text:style-name="P52"><text:span text:style-name="Strong_20_Emphasis">Suitability:</text:span> Suitable for external drives, particularly when cross-platform compatibility with Windows and macOS is required.</text:p>
            </text:list-item>
          </text:list>
        </text:list-item>
        <text:list-item>
          <text:p text:style-name="P51"><text:span text:style-name="Strong_20_Emphasis">FAT32 (File Allocation Table 32):</text:span></text:p>
          <text:list>
            <text:list-item>
              <text:p text:style-name="P52"><text:span text:style-name="Strong_20_Emphasis">Compatibility:</text:span> Widely supported across different operating systems.</text:p>
            </text:list-item>
            <text:list-item>
              <text:p text:style-name="P52"><text:span text:style-name="Strong_20_Emphasis">Features:</text:span> Limited to a maximum file size of 4GB and a maximum partition size of 2TB.</text:p>
            </text:list-item>
            <text:list-item>
              <text:p text:style-name="P52"><text:span text:style-name="Strong_20_Emphasis">Suitability:</text:span> Suitable for smaller external drives or partitions that don't need to store files larger than 4GB and need compatibility across different operating systems.</text:p>
            </text:list-item>
          </text:list>
        </text:list-item>
        <text:list-item>
          <text:p text:style-name="P51"><text:span text:style-name="Strong_20_Emphasis">ext4 (Fourth Extended Filesystem):</text:span></text:p>
          <text:list>
            <text:list-item>
              <text:p text:style-name="P52"><text:span text:style-name="Strong_20_Emphasis">Compatibility:</text:span> Primarily used with Linux-based operating systems.</text:p>
            </text:list-item>
            <text:list-item>
              <text:p text:style-name="P52"><text:soft-page-break/><text:span text:style-name="Strong_20_Emphasis">Features:</text:span> Supports large files and partitions, journaling for improved reliability, file permissions, and extended attributes.</text:p>
            </text:list-item>
            <text:list-item>
              <text:p text:style-name="P52"><text:span text:style-name="Strong_20_Emphasis">Suitability:</text:span> Ideal for internal storage on Linux systems where compatibility with other operating systems is not a primary concern.</text:p>
            </text:list-item>
          </text:list>
        </text:list-item>
        <text:list-item>
          <text:p text:style-name="P51"><text:span text:style-name="Strong_20_Emphasis">APFS (Apple File System):</text:span></text:p>
          <text:list>
            <text:list-item>
              <text:p text:style-name="P52"><text:span text:style-name="Strong_20_Emphasis">Compatibility:</text:span> macOS and iOS.</text:p>
            </text:list-item>
            <text:list-item>
              <text:p text:style-name="P52"><text:span text:style-name="Strong_20_Emphasis">Features:</text:span> Designed for solid-state drives (SSDs), supports encryption, snapshots, and improved file system integrity.</text:p>
            </text:list-item>
            <text:list-item>
              <text:p text:style-name="P51"><text:span text:style-name="Strong_20_Emphasis">Suitability:</text:span> Best suited for macOS and iOS devices, particularly those with SSDs.</text:p>
            </text:list-item>
          </text:list>
        </text:list-item>
      </text:list>
      <text:p text:style-name="Text_20_body">For general-purpose use across different operating systems, NTFS or exFAT are often preferred due to their broad compatibility. However, if you're primarily using a Linux-based system, ext4 may offer better performance and reliability. Ultimately, the best choice depends on your specific requirements and the operating systems you'll be using.</text:p>
      <text:p text:style-name="P38">MM</text:p>
      <text:p text:style-name="Text_20_body">sudo ntfsfix /dev/sdb1 sudo: ntfsfix: command not found </text:p>
      <text:p text:style-name="P37">It seems like the <text:span text:style-name="Source_20_Text">ntfsfix</text:span> command is not installed on your system. This command is usually provided by the <text:span text:style-name="Source_20_Text">ntfs-3g</text:span> package, which is commonly used for NTFS support on Linux systems.</text:p>
      <text:p text:style-name="Text_20_body">You can install the <text:span text:style-name="Source_20_Text">ntfs-3g</text:span> package which includes the <text:span text:style-name="Source_20_Text">ntfsfix</text:span> command. The installation process can vary depending on your Linux distribution.</text:p>
      <text:p text:style-name="Text_20_body">For example, on Debian-based systems (such as Ubuntu), you can install <text:span text:style-name="Source_20_Text">ntfs-3g</text:span> using the following command:</text:p>
      <text:p text:style-name="P2">bash</text:p>
      <text:p text:style-name="P2"><text:span text:style-name="Source_20_Text">sudo apt-get install ntfs-3g</text:span></text:p>
      <text:p text:style-name="Text_20_body">On Red Hat-based systems (such as Fedora), you can use:</text:p>
      <text:p text:style-name="P2">bash</text:p>
      <text:p text:style-name="P2"><text:span text:style-name="Source_20_Text">sudo dnf install ntfs-3g</text:span></text:p>
      <text:p text:style-name="Text_20_body">Once <text:span text:style-name="Source_20_Text">ntfs-3g</text:span> is installed, you should be able to use the <text:span text:style-name="Source_20_Text">ntfsfix</text:span> command to attempt to fix the NTFS filesystem on your device.</text:p>
      <text:p text:style-name="P38">MM</text:p>
      <text:p text:style-name="Text_20_body">arch linux</text:p>
      <text:p text:style-name="P37">In Arch Linux, you can install the <text:span text:style-name="Source_20_Text">ntfs-3g</text:span> package which provides the <text:span text:style-name="Source_20_Text">ntfsfix</text:span> command. You can install it using the pacman package manager:</text:p>
      <text:p text:style-name="P2">bash</text:p>
      <text:p text:style-name="P2"><text:span text:style-name="Source_20_Text">sudo pacman -S ntfs-3g</text:span></text:p>
      <text:p text:style-name="Text_20_body"><text:soft-page-break/>Once installed, you can then use <text:span text:style-name="Source_20_Text">ntfsfix</text:span> to attempt to fix the NTFS filesystem on your device:</text:p>
      <text:p text:style-name="P2">bash</text:p>
      <text:p text:style-name="P2"><text:span text:style-name="Source_20_Text">sudo ntfsfix /dev/sdb1</text:span></text:p>
      <text:p text:style-name="Text_20_body">This should resolve the "command not found" issue, allowing you to attempt to fix the NTFS filesystem on your external device.</text:p>
      <text:p text:style-name="P38">MM</text:p>
      <text:p text:style-name="Text_20_body">i have to use the command sudo mount -t ntfs /dev/sdb1 /mnt/external every time i have to mount the disk which is not realistic, i want to be able to mount it using the user interface</text:p>
      <text:p text:style-name="P37">To enable mounting NTFS partitions via the user interface in Arch Linux, you typically need to set up your system to automatically mount them upon insertion. This involves configuring the system's automount service to recognize and mount NTFS partitions when they are connected.</text:p>
      <text:p text:style-name="Text_20_body">Here's a general guide to set up automatic mounting for NTFS partitions in Arch Linux:</text:p>
      <text:list text:style-name="L19">
        <text:list-item>
          <text:p text:style-name="P53"><text:span text:style-name="Strong_20_Emphasis">Install Required Packages:</text:span> First, ensure that you have the necessary packages installed. You may already have <text:span text:style-name="Source_20_Text">ntfs-3g</text:span> installed from the previous steps. If not, install it:</text:p>
          <text:p text:style-name="P11">bash</text:p>
        </text:list-item>
      </text:list>
      <text:list text:style-name="L20">
        <text:list-item>
          <text:p text:style-name="P12"><text:span text:style-name="Source_20_Text">sudo pacman -S ntfs-3g</text:span></text:p>
        </text:list-item>
      </text:list>
      <text:list text:style-name="L21">
        <text:list-item>
          <text:p text:style-name="P54"><text:span text:style-name="Strong_20_Emphasis">Configure Automount:</text:span> Arch Linux uses <text:span text:style-name="Source_20_Text">systemd</text:span> for managing services, including automounting. You'll need to configure <text:span text:style-name="Source_20_Text">systemd</text:span> to automatically mount NTFS partitions.</text:p>
        </text:list-item>
      </text:list>
      <text:p text:style-name="Text_20_body">Create a systemd service file for automounting NTFS partitions:</text:p>
      <text:p text:style-name="P2">bash</text:p>
      <text:p text:style-name="P2"><text:span text:style-name="Source_20_Text">sudo nano /etc/systemd/system/media-external.mount</text:span></text:p>
      <text:p text:style-name="Text_20_body">Add the following lines to the file:</text:p>
      <text:p text:style-name="P2">plaintext</text:p>
      <text:list text:style-name="L22">
        <text:list-item>
          <text:p text:style-name="P13"><text:span text:style-name="Source_20_Text">[Unit]</text:span></text:p>
        </text:list-item>
      </text:list>
      <text:p text:style-name="Preformatted_20_Text"><text:span text:style-name="Source_20_Text">Description=NTFS external media mount</text:span></text:p>
      <text:p text:style-name="Preformatted_20_Text"><text:span text:style-name="Source_20_Text">After=local-fs.target</text:span></text:p>
      <text:p text:style-name="Preformatted_20_Text"/>
      <text:p text:style-name="Preformatted_20_Text"><text:span text:style-name="Source_20_Text">[Mount]</text:span></text:p>
      <text:p text:style-name="Preformatted_20_Text"><text:span text:style-name="Source_20_Text">What=/dev/sdb1 <text:s/># Replace with your device identifier</text:span></text:p>
      <text:p text:style-name="Preformatted_20_Text"><text:span text:style-name="Source_20_Text">Where=/media/external <text:s/># Replace with your desired mount point</text:span></text:p>
      <text:p text:style-name="Preformatted_20_Text"><text:span text:style-name="Source_20_Text">Type=ntfs</text:span></text:p>
      <text:p text:style-name="Preformatted_20_Text"><text:span text:style-name="Source_20_Text">Options=defaults</text:span></text:p>
      <text:p text:style-name="Preformatted_20_Text"/>
      <text:p text:style-name="Preformatted_20_Text"><text:span text:style-name="Source_20_Text">[Install]</text:span></text:p>
      <text:p text:style-name="P2"><text:span text:style-name="Source_20_Text">WantedBy=multi-user.target</text:span></text:p>
      <text:p text:style-name="Text_20_body">Save the file and exit the text editor.</text:p>
      <text:list text:style-name="L23">
        <text:list-item>
          <text:p text:style-name="P55"><text:soft-page-break/><text:span text:style-name="Strong_20_Emphasis">Enable and Start the Service:</text:span> Now, enable and start the systemd service you just created:</text:p>
        </text:list-item>
      </text:list>
      <text:p text:style-name="P2">bash</text:p>
      <text:list text:style-name="L24">
        <text:list-item text:start-value="3">
          <text:p text:style-name="P14"><text:span text:style-name="Source_20_Text">sudo systemctl enable media-external.mount</text:span></text:p>
          <text:p text:style-name="P15"><text:span text:style-name="Source_20_Text">sudo systemctl start media-external.mount</text:span></text:p>
          <text:p text:style-name="P56">This will enable the service to start automatically on boot and immediately start it for the current session.</text:p>
        </text:list-item>
        <text:list-item>
          <text:p text:style-name="P56"><text:span text:style-name="Strong_20_Emphasis">Test the Mount:</text:span> You can now test if the NTFS partition is automatically mounted by unplugging and plugging in the external disk or by rebooting the system. After doing so, check if the partition is mounted at the specified mount point (<text:span text:style-name="Source_20_Text">/media/external</text:span> in this example).</text:p>
        </text:list-item>
      </text:list>
      <text:p text:style-name="Text_20_body">With this setup, your NTFS partitions should be automatically mounted upon insertion, making it more convenient to access them through the user interface without the need for manual mounting every time.</text:p>
      <text:p text:style-name="P38">MM</text:p>
      <text:p text:style-name="Text_20_body">Failed to start media-external.mount: Unit media-external.mount has a bad unit file setting. See system logs and 'systemctl status media-external.mount' for details. </text:p>
      <text:p text:style-name="P37">The error message suggests that there might be an issue with the unit file <text:span text:style-name="Source_20_Text">media-external.mount</text:span> that we created. Let's troubleshoot this:</text:p>
      <text:list text:style-name="L25">
        <text:list-item>
          <text:p text:style-name="P57"><text:span text:style-name="Strong_20_Emphasis">Check for Syntax Errors:</text:span> Ensure that there are no syntax errors in the unit file. The syntax should be correct, with each section properly formatted.</text:p>
        </text:list-item>
        <text:list-item>
          <text:p text:style-name="P57"><text:span text:style-name="Strong_20_Emphasis">Verify Device Identifier and Mount Point:</text:span> Make sure that you have replaced <text:span text:style-name="Source_20_Text">/dev/sdb1</text:span> with the correct device identifier for your NTFS partition and <text:span text:style-name="Source_20_Text">/media/external</text:span> with your desired mount point. You can use the <text:span text:style-name="Source_20_Text">lsblk</text:span> command to list all block devices and find the correct identifier for your external disk.</text:p>
        </text:list-item>
        <text:list-item>
          <text:p text:style-name="P57"><text:span text:style-name="Strong_20_Emphasis">Check for Missing Dependencies:</text:span> Ensure that the <text:span text:style-name="Source_20_Text">local-fs.target</text:span> dependency is valid and available. This target should be part of the systemd dependency tree, but it's worth checking to confirm.</text:p>
        </text:list-item>
        <text:list-item>
          <text:p text:style-name="P57"><text:span text:style-name="Strong_20_Emphasis">Review systemd Status:</text:span> Check the detailed status of the <text:span text:style-name="Source_20_Text">media-external.mount</text:span> unit using the following command:</text:p>
          <text:p text:style-name="P16">bash</text:p>
        </text:list-item>
      </text:list>
      <text:list text:style-name="L26">
        <text:list-item>
          <text:p text:style-name="P17"><text:span text:style-name="Source_20_Text">systemctl status media-external.mount</text:span></text:p>
        </text:list-item>
      </text:list>
      <text:p text:style-name="Text_20_body">This command will provide more information about why the unit failed to start.</text:p>
      <text:list text:style-name="L27">
        <text:list-item>
          <text:p text:style-name="P58"><text:span text:style-name="Strong_20_Emphasis">Log Files:</text:span> Review system logs for any additional information about the failure. You can check logs using the <text:span text:style-name="Source_20_Text">journalctl</text:span> command:</text:p>
        </text:list-item>
      </text:list>
      <text:p text:style-name="P2">bash</text:p>
      <text:list text:style-name="L28">
        <text:list-item text:start-value="5">
          <text:p text:style-name="P18"><text:span text:style-name="Source_20_Text">journalctl -xe</text:span></text:p>
          <text:p text:style-name="P59"><text:soft-page-break/>Look for any messages related to <text:span text:style-name="Source_20_Text">media-external.mount</text:span> that might provide insight into the issue.</text:p>
        </text:list-item>
      </text:list>
      <text:p text:style-name="Text_20_body">Once you've identified the specific problem, you can make the necessary adjustments to the unit file or configuration to resolve it. If you're unsure about any specific errors or issues, feel free to share the output of the commands for further assistance.</text:p>
      <text:p text:style-name="P38">MM</text:p>
      <text:p text:style-name="Text_20_body">how do i fix the bad superblock</text:p>
      <text:p text:style-name="P37">If you're encountering a "bad superblock" error, it indicates a corruption or damage to the filesystem's superblock, which is a critical component for accessing the filesystem. Here's how you can attempt to fix it:</text:p>
      <text:list text:style-name="L29">
        <text:list-item>
          <text:p text:style-name="P60"><text:span text:style-name="Strong_20_Emphasis">Try Alternate Superblocks:</text:span> As suggested in the error message you received earlier, you can try using alternate superblocks to repair the filesystem. Use the <text:span text:style-name="Source_20_Text">e2fsck</text:span> command with the <text:span text:style-name="Source_20_Text">-b</text:span> option followed by the alternate superblock number:</text:p>
          <text:p text:style-name="P19">bash</text:p>
        </text:list-item>
      </text:list>
      <text:p text:style-name="P2"><text:span text:style-name="Source_20_Text">sudo e2fsck -b 8193 /dev/sdb1</text:span></text:p>
      <text:p text:style-name="Text_20_body">or</text:p>
      <text:p text:style-name="P2">bash</text:p>
      <text:list text:style-name="L30">
        <text:list-item>
          <text:p text:style-name="P20"><text:span text:style-name="Source_20_Text">sudo e2fsck -b 32768 /dev/sdb1</text:span></text:p>
        </text:list-item>
      </text:list>
      <text:p text:style-name="Text_20_body">Replace <text:span text:style-name="Source_20_Text">/dev/sdb1</text:span> with the appropriate device identifier for your filesystem.</text:p>
      <text:list text:style-name="L31">
        <text:list-item>
          <text:p text:style-name="P61"><text:span text:style-name="Strong_20_Emphasis">Scan for Additional Backup Superblocks:</text:span> You can use the <text:span text:style-name="Source_20_Text">mke2fs</text:span> command with the <text:span text:style-name="Source_20_Text">-n</text:span> option to scan for additional backup superblocks on the filesystem:</text:p>
        </text:list-item>
      </text:list>
      <text:p text:style-name="P2">bash</text:p>
      <text:list text:style-name="L32">
        <text:list-item>
          <text:p text:style-name="P21"><text:span text:style-name="Source_20_Text">sudo mke2fs -n /dev/sdb1</text:span></text:p>
        </text:list-item>
      </text:list>
      <text:p text:style-name="Text_20_body">This command will list all available backup superblocks. Once you have the list, you can attempt to repair the filesystem using one of these superblocks with <text:span text:style-name="Source_20_Text">e2fsck</text:span>.</text:p>
      <text:list text:style-name="L33">
        <text:list-item>
          <text:p text:style-name="P62"><text:span text:style-name="Strong_20_Emphasis">Check Disk Health:</text:span> If the above steps fail, it's possible that there's a physical issue with the disk itself. You can check the health of your disk using tools like <text:span text:style-name="Source_20_Text">smartctl</text:span>:</text:p>
        </text:list-item>
      </text:list>
      <text:p text:style-name="P2">bash</text:p>
      <text:list text:style-name="L34">
        <text:list-item text:start-value="3">
          <text:p text:style-name="P22"><text:span text:style-name="Source_20_Text">sudo smartctl -a /dev/sdb</text:span></text:p>
          <text:p text:style-name="P63">Replace <text:span text:style-name="Source_20_Text">/dev/sdb</text:span> with the appropriate device identifier for your disk. Pay attention to any reported errors or warnings about the disk's health.</text:p>
        </text:list-item>
        <text:list-item>
          <text:p text:style-name="P63"><text:soft-page-break/><text:span text:style-name="Strong_20_Emphasis">Restore from Backup:</text:span> If you have a backup of the filesystem, restoring from the backup might be the safest option, especially if there's a risk of data loss during repair attempts.</text:p>
        </text:list-item>
        <text:list-item>
          <text:p text:style-name="P63"><text:span text:style-name="Strong_20_Emphasis">Data Recovery:</text:span> If all else fails and you don't have a backup, you might need to resort to data recovery tools to attempt to recover your files. Tools like <text:span text:style-name="Source_20_Text">testdisk</text:span> or <text:span text:style-name="Source_20_Text">photorec</text:span> can help in recovering files from damaged filesystems.</text:p>
        </text:list-item>
      </text:list>
      <text:p text:style-name="Text_20_body">It's important to note that attempting to repair a filesystem with a bad superblock carries some risk of data loss, so it's advisable to ensure that you have a backup of your important data before proceeding with any repair attempts. Additionally, if you're unsure about any of these steps, it might be best to seek assistance from a knowledgeable individual or a professional data recovery service.</text:p>
      <text:p text:style-name="P38">MM</text:p>
      <text:p text:style-name="Text_20_body">this is the full error An error occurred while accessing 'EXTERNAL_USB', the system responded: The requested operation has failed: Error mounting /dev/sdb1 at /run/media/lordwin/EXTERNAL_USB: wrong fs type, bad option, bad superblock on /dev/sdb1, missing codepage or helper program, or other error</text:p>
      <text:p text:style-name="P37">Thank you for providing the full error message. Given that the error indicates multiple possible issues, including the "bad superblock" error, here's a more comprehensive approach to troubleshooting and fixing the problem:</text:p>
      <text:list text:style-name="L35">
        <text:list-item>
          <text:p text:style-name="P64"><text:span text:style-name="Strong_20_Emphasis">Check Filesystem Type:</text:span> Ensure that you're attempting to mount the filesystem with the correct filesystem type. Since the error mentions a "wrong fs type" possibility, you should explicitly specify the filesystem type during the mount command. If you know the filesystem type (e.g., NTFS), use it with the <text:span text:style-name="Source_20_Text">-t</text:span> option:</text:p>
          <text:p text:style-name="P23">bash</text:p>
        </text:list-item>
      </text:list>
      <text:list text:style-name="L36">
        <text:list-item>
          <text:p text:style-name="P24"><text:span text:style-name="Source_20_Text">sudo mount -t ntfs /dev/sdb1 /run/media/lordwin/EXTERNAL_USB</text:span></text:p>
        </text:list-item>
      </text:list>
      <text:p text:style-name="Text_20_body">Replace <text:span text:style-name="Source_20_Text">ntfs</text:span> with the appropriate filesystem type if it's different.</text:p>
      <text:list text:style-name="L37">
        <text:list-item>
          <text:p text:style-name="P65"><text:span text:style-name="Strong_20_Emphasis">Attempt to Repair with fsck:</text:span> If the filesystem is indeed NTFS and you're encountering a "bad superblock" error, try using <text:span text:style-name="Source_20_Text">ntfsfix</text:span> to repair it:</text:p>
        </text:list-item>
      </text:list>
      <text:p text:style-name="P2">bash</text:p>
      <text:list text:style-name="L38">
        <text:list-item>
          <text:p text:style-name="P25"><text:span text:style-name="Source_20_Text">sudo ntfsfix /dev/sdb1</text:span></text:p>
        </text:list-item>
      </text:list>
      <text:list text:style-name="L39">
        <text:list-item>
          <text:p text:style-name="P66"><text:span text:style-name="Strong_20_Emphasis">Check for Disk Errors:</text:span> Run a disk check to ensure there are no physical errors on the disk:</text:p>
        </text:list-item>
      </text:list>
      <text:p text:style-name="P2">bash</text:p>
      <text:list text:style-name="L40">
        <text:list-item>
          <text:p text:style-name="P26"><text:span text:style-name="Source_20_Text">sudo fsck /dev/sdb1</text:span></text:p>
        </text:list-item>
      </text:list>
      <text:p text:style-name="Text_20_body">This command will check the disk for errors and attempt to fix them.</text:p>
      <text:list text:style-name="L41">
        <text:list-item>
          <text:p text:style-name="P67"><text:span text:style-name="Strong_20_Emphasis">Verify Disk Health:</text:span> Use disk health monitoring tools like <text:span text:style-name="Source_20_Text">smartctl</text:span> to check the health of the disk:</text:p>
        </text:list-item>
      </text:list>
      <text:p text:style-name="P2"><text:soft-page-break/>bash</text:p>
      <text:list text:style-name="L42">
        <text:list-item text:start-value="4">
          <text:p text:style-name="P27"><text:span text:style-name="Source_20_Text">sudo smartctl -a /dev/sdb</text:span></text:p>
          <text:p text:style-name="P68">Look for any reported errors or warnings regarding the disk's health.</text:p>
        </text:list-item>
        <text:list-item>
          <text:p text:style-name="P68"><text:span text:style-name="Strong_20_Emphasis">Try Mounting on Another System:</text:span> If possible, try connecting the external disk to another system to see if the issue persists. This can help determine if the problem is with the disk itself or the current system configuration.</text:p>
        </text:list-item>
        <text:list-item>
          <text:p text:style-name="P68"><text:span text:style-name="Strong_20_Emphasis">Backup Data and Reformat:</text:span> If none of the above steps work and you don't need the existing data on the disk, consider backing up the data (if possible) and reformatting the disk. You can then create a new filesystem on it and restore your data.</text:p>
        </text:list-item>
      </text:list>
      <text:p text:style-name="Text_20_body">By following these steps, you should be able to diagnose and potentially resolve the issue with mounting the external USB disk on your Arch Linux system. If the problem persists after trying these steps, it might indicate a more severe issue with the disk or hardware, and further investigation may be necessary.</text:p>
      <text:p text:style-name="P38">MM</text:p>
      <text:p text:style-name="Text_20_body">sudo mount -t ntfs /dev/sdb1 /run/media/lordwin/EXTERNAL_USB fuse: failed to access mountpoint /run/media/lordwin/EXTERNAL_USB: No such file or directory </text:p>
      <text:p text:style-name="P37">The error message indicates that the mount point directory doesn't exist. Before attempting to mount the filesystem, you need to ensure that the mount point directory exists. You can create it using the <text:span text:style-name="Source_20_Text">mkdir</text:span> command:</text:p>
      <text:p text:style-name="P2">bash</text:p>
      <text:p text:style-name="P2"><text:span text:style-name="Source_20_Text">sudo mkdir -p /run/media/lordwin/EXTERNAL_USB</text:span></text:p>
      <text:p text:style-name="Text_20_body">This command will create the necessary directory structure, including any missing parent directories (<text:span text:style-name="Source_20_Text">-p</text:span> option).</text:p>
      <text:p text:style-name="Text_20_body">After creating the mount point directory, you can try mounting the filesystem again:</text:p>
      <text:p text:style-name="P2">bash</text:p>
      <text:p text:style-name="P2"><text:span text:style-name="Source_20_Text">sudo mount -t ntfs /dev/sdb1 /run/media/lordwin/EXTERNAL_USB</text:span></text:p>
      <text:p text:style-name="Text_20_body">This should hopefully resolve the "No such file or directory" error, allowing you to mount the NTFS filesystem successfully.</text:p>
      <text:p text:style-name="P38">MM</text:p>
      <text:p text:style-name="Text_20_body">sudo ntfsfix /dev/sdb1 Refusing to operate on read-write mounted device /dev/sdb1. </text:p>
      <text:p text:style-name="P37">The error message "Refusing to operate on read-write mounted device" indicates that the NTFS filesystem on <text:span text:style-name="Source_20_Text">/dev/sdb1</text:span> is currently mounted in read-write mode, which prevents <text:span text:style-name="Source_20_Text">ntfsfix</text:span> from operating on it. To proceed with fixing the filesystem, you need to unmount it first.</text:p>
      <text:p text:style-name="Text_20_body">Here are the steps to unmount the filesystem and then run <text:span text:style-name="Source_20_Text">ntfsfix</text:span>:</text:p>
      <text:list text:style-name="L43">
        <text:list-item>
          <text:p text:style-name="P69"><text:soft-page-break/><text:span text:style-name="Strong_20_Emphasis">Unmount the Filesystem:</text:span> Ensure that the filesystem is not currently in use by unmounting it. You can use the <text:span text:style-name="Source_20_Text">umount</text:span> command:</text:p>
          <text:p text:style-name="P28">bash</text:p>
        </text:list-item>
      </text:list>
      <text:list text:style-name="L44">
        <text:list-item>
          <text:p text:style-name="P29"><text:span text:style-name="Source_20_Text">sudo umount /dev/sdb1</text:span></text:p>
        </text:list-item>
      </text:list>
      <text:p text:style-name="Text_20_body">This command will unmount the filesystem from its current mount point.</text:p>
      <text:list text:style-name="L45">
        <text:list-item>
          <text:p text:style-name="P70"><text:span text:style-name="Strong_20_Emphasis">Run ntfsfix:</text:span> After unmounting the filesystem, you can run <text:span text:style-name="Source_20_Text">ntfsfix</text:span> to attempt to fix the NTFS filesystem:</text:p>
        </text:list-item>
      </text:list>
      <text:p text:style-name="P2">bash</text:p>
      <text:list text:style-name="L46">
        <text:list-item text:start-value="2">
          <text:p text:style-name="P30"><text:span text:style-name="Source_20_Text">sudo ntfsfix /dev/sdb1</text:span></text:p>
          <text:p text:style-name="P71">This command will check and attempt to fix common NTFS errors on the specified device (<text:span text:style-name="Source_20_Text">/dev/sdb1</text:span>).</text:p>
        </text:list-item>
      </text:list>
      <text:p text:style-name="Text_20_body">After running <text:span text:style-name="Source_20_Text">ntfsfix</text:span>, you can remount the filesystem using the <text:span text:style-name="Source_20_Text">mount</text:span> command as necessary. If <text:span text:style-name="Source_20_Text">ntfsfix</text:span> successfully fixes the filesystem, you should be able to mount it without errors.</text:p>
      <text:p text:style-name="P38">MM</text:p>
      <text:p text:style-name="Text_20_body">sudo unmount /dev/sdb1 sudo: unmount: command not found </text:p>
      <text:p text:style-name="P37">Apologies for the confusion. It seems there was a typo. The correct command to unmount a device is <text:span text:style-name="Source_20_Text">umount</text:span>, not <text:span text:style-name="Source_20_Text">unmount</text:span>. Let's try again:</text:p>
      <text:p text:style-name="P2">bash</text:p>
      <text:p text:style-name="P2"><text:span text:style-name="Source_20_Text">sudo umount /dev/sdb1</text:span></text:p>
      <text:p text:style-name="Text_20_body">This command should successfully unmount the filesystem mounted at <text:span text:style-name="Source_20_Text">/dev/sdb1</text:span>. After unmounting, you can proceed to run <text:span text:style-name="Source_20_Text">ntfsfix</text:span> to attempt to fix any issues with the filesystem.</text:p>
      <text:p text:style-name="P38">MM</text:p>
      <text:p text:style-name="Text_20_body">sudo smartctl -a /dev/sdb smartctl 7.4 2023-08-01 r5530 [x86_64-linux-6.6.7-arch1-1] (local build) Copyright (C) 2002-23, Bruce Allen, Christian Franke, www.smartmontools.org === START OF INFORMATION SECTION === Model Family: Toshiba 2.5" HDD MQ04UBF... (USB 3.0) Device Model: TOSHIBA MQ04UBF100 Serial Number: 93HPP0IET LU WWN Device Id: 0 000000 000000000 Firmware Version: JU0B0U User Capacity: 1,000,204,886,016 bytes [1.00 TB] Sector Sizes: 512 bytes logical, 4096 bytes physical Rotation Rate: 5400 rpm Form Factor: 2.5 inches Zoned Device: Device managed zones Device is: In smartctl database 7.3/5528 ATA Version is: ACS-3 T13/2161-D revision 5 SATA Version is: SATA 3.3, 3.0 Gb/s (current: 3.0 Gb/s) Local Time is: Sat Mar 9 20:04:04 2024 EAT SMART support is: Available - device has SMART capability. SMART support is: Enabled === START OF READ SMART DATA SECTION === SMART overall-health self-assessment test result: PASSED General SMART Values: Offline data collection status: (0x00) Offline data collection activity was never started. Auto Offline Data Collection: Disabled. Self-test execution status: ( 0) The previous self-test routine completed without error or no self-test has ever been run. <text:soft-page-break/>Total time to complete Offline data collection: ( 120) seconds. Offline data collection capabilities: (0x5b) SMART execute Offline immediate. Auto Offline data collection on/off support. Suspend Offline collection upon new command. Offline surface scan supported. Self-test supported. No Conveyance Self-test supported. Selective Self-test supported. SMART capabilities: (0x0003) Saves SMART data before entering power-saving mode. Supports SMART auto save timer. Error logging capability: (0x01) Error logging supported. General Purpose Logging supported. Short self-test routine recommended polling time: ( 2) minutes. Extended self-test routine recommended polling time: ( 178) minutes. SCT capabilities: (0x003d) SCT Status supported. SCT Error Recovery Control supported. SCT Feature Control supported. SCT Data Table supported. SMART Attributes Data Structure revision number: 16 Vendor Specific SMART Attributes with Thresholds: ID# ATTRIBUTE_NAME FLAG VALUE WORST THRESH TYPE UPDATED WHEN_FAILED RAW_VALUE 1 Raw_Read_Error_Rate 0x000b 100 100 050 Pre-fail Always - 0 2 Throughput_Performance 0x0005 100 100 050 Pre-fail Offline - 0 3 Spin_Up_Time 0x0027 100 100 001 Pre-fail Always - 2614 4 Start_Stop_Count 0x0032 100 100 000 Old_age Always - 24 5 Reallocated_Sector_Ct 0x0033 100 100 050 Pre-fail Always - 0 7 Seek_Error_Rate 0x000b 100 100 050 Pre-fail Always - 0 8 Seek_Time_Performance 0x0005 100 100 050 Pre-fail Offline - 0 9 Power_On_Hours 0x0032 100 100 000 Old_age Always - 0 10 Spin_Retry_Count 0x0033 100 100 030 Pre-fail Always - 0 12 Power_Cycle_Count 0x0032 100 100 000 Old_age Always - 18 191 G-Sense_Error_Rate 0x0032 100 100 000 Old_age Always - 0 192 Power-Off_Retract_Count 0x0032 100 100 000 Old_age Always - 6 193 Load_Cycle_Count 0x0032 100 100 000 Old_age Always - 44 194 Temperature_Celsius 0x0022 100 100 000 Old_age Always - 35 (Min/Max 21/35) 196 Reallocated_Event_Count 0x0032 100 100 000 Old_age Always - 0 197 Current_Pending_Sector 0x0032 100 100 000 Old_age Always - 0 198 Offline_Uncorrectable 0x0030 100 100 000 Old_age Offline - 0 199 UDMA_CRC_Error_Count 0x0032 200 200 000 Old_age Always - 0 220 Disk_Shift 0x0002 100 100 000 Old_age Always - 0 222 Loaded_Hours 0x0032 100 100 000 Old_age Always - 0 223 Load_Retry_Count 0x0032 100 100 000 Old_age Always - 0 224 Load_Friction 0x0022 100 100 000 Old_age Always - 0 226 Load-in_Time 0x0026 100 100 000 Old_age Always - 277 240 Head_Flying_Hours 0x0001 100 100 001 Pre-fail Offline - 0 SMART Error Log Version: 1 No Errors Logged SMART Self-test log structure revision number 1 No self-tests have been logged. [To run self-tests, use: smartctl -t] SMART Selective self-test log data structure revision number 1 SPAN MIN_LBA MAX_LBA CURRENT_TEST_STATUS 1 0 0 Not_testing 2 0 0 Not_testing 3 0 0 Not_testing 4 0 0 Not_testing 5 0 0 Not_testing Selective self-test flags (0x0): After scanning selected spans, do NOT read-scan remainder of disk. If Selective self-test is pending on power-up, resume after 0 minute delay. The above only provides legacy SMART information - try 'smartctl -x' for more </text:p>
      <text:p text:style-name="P37">The SMART information provided indicates that the overall health self-assessment test has passed, and there are no reported errors or issues with the disk. Here are some key points from the SMART report:</text:p>
      <text:list text:style-name="L47">
        <text:list-item>
          <text:p text:style-name="P73">Overall health self-assessment test result: PASSED</text:p>
        </text:list-item>
        <text:list-item>
          <text:p text:style-name="P73">Offline data collection status: Never started</text:p>
        </text:list-item>
        <text:list-item>
          <text:p text:style-name="P73">Self-test execution status: No self-test has been run</text:p>
        </text:list-item>
        <text:list-item>
          <text:p text:style-name="P73">Reallocated sector count: 0 (indicating no sectors have been reallocated)</text:p>
        </text:list-item>
        <text:list-item>
          <text:p text:style-name="P73">Current pending sector count: 0 (indicating no sectors are awaiting reallocation)</text:p>
        </text:list-item>
        <text:list-item>
          <text:p text:style-name="P73">Offline uncorrectable sector count: 0 (indicating no uncorrectable errors have occurred)</text:p>
        </text:list-item>
        <text:list-item>
          <text:p text:style-name="P73"><text:soft-page-break/>UDMA CRC error count: 0 (indicating no CRC errors have occurred)</text:p>
        </text:list-item>
        <text:list-item>
          <text:p text:style-name="P72">Temperature: 35 degrees Celsius</text:p>
        </text:list-item>
      </text:list>
      <text:p text:style-name="Text_20_body">Overall, the disk appears to be in good health, with no reported issues or errors. Therefore, the problem with mounting the filesystem is likely not related to any physical disk issues.</text:p>
      <text:p text:style-name="Text_20_body">You can proceed with attempting to fix the filesystem using <text:span text:style-name="Source_20_Text">ntfsfix</text:span> or <text:span text:style-name="Source_20_Text">fsck</text:span> as discussed earlier. If the issue persists, it might be related to filesystem corruption or other software-related issues.</text:p>
      <text:p text:style-name="P38">MM</text:p>
      <text:p text:style-name="Text_20_body">i want to format it to fat32</text:p>
      <text:p text:style-name="P37">To format your external disk to FAT32, you can use the <text:span text:style-name="Source_20_Text">mkfs</text:span> command along with the <text:span text:style-name="Source_20_Text">-t</text:span> option to specify the filesystem type. Here's how you can format your disk to FAT32:</text:p>
      <text:list text:style-name="L48">
        <text:list-item>
          <text:p text:style-name="P74"><text:span text:style-name="Strong_20_Emphasis">Unmount the Disk:</text:span> Before formatting, make sure the disk is unmounted to avoid any conflicts. You can unmount it using the <text:span text:style-name="Source_20_Text">umount</text:span> command:</text:p>
          <text:p text:style-name="P31">bash</text:p>
        </text:list-item>
      </text:list>
      <text:list text:style-name="L49">
        <text:list-item>
          <text:p text:style-name="P32"><text:span text:style-name="Source_20_Text">sudo umount /dev/sdb1</text:span></text:p>
        </text:list-item>
      </text:list>
      <text:p text:style-name="Text_20_body">Replace <text:span text:style-name="Source_20_Text">/dev/sdb1</text:span> with the appropriate device identifier for your external disk.</text:p>
      <text:list text:style-name="L50">
        <text:list-item>
          <text:p text:style-name="P75"><text:span text:style-name="Strong_20_Emphasis">Format to FAT32:</text:span> Use the <text:span text:style-name="Source_20_Text">mkfs</text:span> command to create a FAT32 filesystem on your disk:</text:p>
        </text:list-item>
      </text:list>
      <text:p text:style-name="P2">bash</text:p>
      <text:list text:style-name="L51">
        <text:list-item>
          <text:p text:style-name="P33"><text:span text:style-name="Source_20_Text">sudo mkfs.vfat -F 32 /dev/sdb1</text:span></text:p>
        </text:list-item>
      </text:list>
      <text:p text:style-name="Text_20_body">This command creates a FAT32 filesystem with 32-bit file allocation tables on the specified device (<text:span text:style-name="Source_20_Text">/dev/sdb1</text:span>).</text:p>
      <text:list text:style-name="L52">
        <text:list-item>
          <text:p text:style-name="P76"><text:span text:style-name="Strong_20_Emphasis">Label the Filesystem (Optional):</text:span> You can also label the filesystem using the <text:span text:style-name="Source_20_Text">-n</text:span> option followed by the desired label:</text:p>
        </text:list-item>
      </text:list>
      <text:p text:style-name="P2">bash</text:p>
      <text:list text:style-name="L53">
        <text:list-item>
          <text:p text:style-name="P34"><text:span text:style-name="Source_20_Text">sudo mkfs.vfat -F 32 -n LABEL_NAME /dev/sdb1</text:span></text:p>
        </text:list-item>
      </text:list>
      <text:p text:style-name="Text_20_body">Replace <text:span text:style-name="Source_20_Text">LABEL_NAME</text:span> with the desired label for your filesystem.</text:p>
      <text:list text:style-name="L54">
        <text:list-item>
          <text:p text:style-name="P77"><text:span text:style-name="Strong_20_Emphasis">Verify:</text:span> After formatting, you can verify that the disk has been formatted to FAT32 by using the <text:span text:style-name="Source_20_Text">lsblk</text:span> command:</text:p>
        </text:list-item>
      </text:list>
      <text:p text:style-name="P2">bash</text:p>
      <text:list text:style-name="L55">
        <text:list-item text:start-value="4">
          <text:p text:style-name="P35"><text:span text:style-name="Source_20_Text">lsblk -f</text:span></text:p>
          <text:p text:style-name="P78">This command lists block devices along with their filesystem types.</text:p>
        </text:list-item>
      </text:list>
      <text:p text:style-name="Text_20_body"><text:soft-page-break/>By following these steps, you should be able to format your external disk to FAT32. Make sure to double-check the device identifier (<text:span text:style-name="Source_20_Text">/dev/sdb1</text:span> in this example) to avoid formatting the wrong disk. Additionally, formatting will erase all data on the disk, so make sure to back up any important data before proceeding.</text:p>
      <text:p text:style-name="P37"><text:bookmark text:name="prompt-textarea"/><draw:control text:anchor-type="as-char" draw:z-index="0" draw:name="Shape1" draw:style-name="gr1" draw:text-style-name="P79" svg:width="1.9067in" svg:height="0.5421in" draw:control="control1"/></text:p>
      <text:p text:style-name="P47">ChatGPT can make mistakes. Consider checking important informatio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9T20:17:34.180274107</meta:creation-date>
    <dc:date>2024-03-09T20:18:30.715449069</dc:date>
    <meta:editing-duration>PT58S</meta:editing-duration>
    <meta:editing-cycles>1</meta:editing-cycles>
    <meta:document-statistic meta:table-count="0" meta:image-count="0" meta:object-count="0" meta:page-count="13" meta:paragraph-count="241" meta:word-count="4013" meta:character-count="25329" meta:non-whitespace-character-count="21637"/>
    <meta:generator>LibreOffice/7.6.4.1$Linux_X86_64 LibreOffice_project/60$Build-1</meta:generator>
  </office:meta>
</office:document-meta>
</file>